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padding="0.0291in" fo:border-left="none" fo:border-right="none" fo:border-top="none" fo:border-bottom="0.0138in solid #000000" style:join-border="false"/>
      <style:text-properties style:font-name="Arial"/>
    </style:style>
    <style:style style:name="P2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5835in" fo:margin-right="0in" fo:text-indent="0in" style:auto-text-indent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.2709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style:font-name="Arial" fo:font-size="10pt" style:font-size-asian="10pt" style:font-size-complex="10pt"/>
    </style:style>
    <style:style style:name="P11" style:family="paragraph" style:parent-style-name="Standard" style:list-style-name="L2">
      <style:text-properties style:font-name="Arial" fo:font-size="10pt" style:font-size-asian="10pt" style:font-size-complex="10pt"/>
    </style:style>
    <style:style style:name="P12" style:family="paragraph" style:parent-style-name="Standard" style:list-style-name="L3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2811in" fo:margin-right="0in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seph Woodruff</text:p>
      <text:p text:style-name="P3">13983 NW Grandview Place</text:p>
      <text:p text:style-name="P3">Banks, OR 97106</text:p>
      <text:p text:style-name="P3">503-324-5071</text:p>
      <text:p text:style-name="P1"><text:a xlink:type="simple" xlink:href="mailto:sectoidman@gmail.com"><text:span text:style-name="T2">sectoidman@gmail.com</text:span></text:a></text:p>
      <text:p text:style-name="P4">OBJECTIVE: <text:span text:style-name="T3">Seeking an entry-level position in software engineering or system administration.</text:span></text:p>
      <text:p text:style-name="P5"/>
      <text:p text:style-name="P4">EMPLOYMENT HISTORY</text:p>
      <text:p text:style-name="P5"><text:tab/></text:p>
      <text:p text:style-name="P5">• <text:span text:style-name="T1">BEC/Intel - Jones Farm Campus, Hillsboro, OR</text:span></text:p>
      <text:p text:style-name="P5"><text:tab/> <text:s/>Jul 2007 – Aug 2008</text:p>
      <text:p text:style-name="P5"><text:tab/> <text:s/>Software Engineering Assistant</text:p>
      <text:p text:style-name="P5"/>
      <text:list xml:id="list35571213" text:style-name="L1">
        <text:list-item>
          <text:p text:style-name="P10">Tested alpha/beta versions of Intel Compiler software.</text:p>
        </text:list-item>
        <text:list-item>
          <text:p text:style-name="P10">Worked with team lead to identify and fix install bugs.</text:p>
        </text:list-item>
        <text:list-item>
          <text:p text:style-name="P10">Wrote bash scripts to automate install testing.</text:p>
        </text:list-item>
        <text:list-item>
          <text:p text:style-name="P10">Performed lab technician/troubleshooting duties.</text:p>
        </text:list-item>
      </text:list>
      <text:p text:style-name="P5"><text:tab/></text:p>
      <text:p text:style-name="P5">• <text:span text:style-name="T1">BEC/Intel - Jones Farm Campus, Hillsboro, OR</text:span> </text:p>
      <text:p text:style-name="P7">Sep 2005 – Sep 2006</text:p>
      <text:p text:style-name="P7">Software Engineering Assistant</text:p>
      <text:p text:style-name="P5"/>
      <text:list xml:id="list35585877" text:style-name="L2">
        <text:list-item>
          <text:p text:style-name="P11">Bug-tested patches/updates to mature versions of Intel Compiler software.</text:p>
        </text:list-item>
        <text:list-item>
          <text:p text:style-name="P11">Researched install solutions for next-generation version of software.</text:p>
        </text:list-item>
        <text:list-item>
          <text:p text:style-name="P11">Created and employed tools, written in bash shellcode, to automate the offline archiving of old versions of the Intel Compiler software.</text:p>
        </text:list-item>
        <text:list-item>
          <text:p text:style-name="P11">Performed computer lab technician/troubleshooting duties.</text:p>
          <text:p text:style-name="P11"/>
        </text:list-item>
      </text:list>
      <text:p text:style-name="P4">EDUCATION</text:p>
      <text:p text:style-name="P4"/>
      <text:p text:style-name="P5">• <text:span text:style-name="T1">Bachelor of Science, Computer Science</text:span></text:p>
      <text:p text:style-name="P4">Portland State University</text:p>
      <text:p text:style-name="P6">Portland, Oregon</text:p>
      <text:p text:style-name="P8">Oct 2006 – Present</text:p>
      <text:p text:style-name="P5"><text:tab/></text:p>
      <text:p text:style-name="P4">SKILLS &amp; EXPERIENCE</text:p>
      <text:p text:style-name="P5"/>
      <text:list xml:id="list35572142" text:style-name="L3">
        <text:list-item>
          <text:p text:style-name="P12"><text:span text:style-name="T1">Programming languages and tools</text:span>: C, C++, Java, Perl, bash scripting, GNU Compilers and Build System, Intel Compiler Suite, CVS, SVN, Mercurial, InstallShield, Cygwin.</text:p>
        </text:list-item>
        <text:list-item>
          <text:p text:style-name="P12"><text:span text:style-name="T1">Linux system administration</text:span>: Fedora, Redhat Enterprise Linux (RHEL), Ubuntu, Debian, SUSE, Intel Platform Open Cluster Stack, ROCKS Cluster </text:p>
        </text:list-item>
        <text:list-item>
          <text:p text:style-name="P12"><text:span text:style-name="T1">Server setup and administration</text:span>: SAMBA, NFS, Apache, NTP, VNC, SSH</text:p>
        </text:list-item>
        <text:list-item>
          <text:p text:style-name="P12"><text:span text:style-name="T1">Virtualization Tools</text:span>: VMware Server, Sun Microsystems Virtualbox</text:p>
        </text:list-item>
      </text:list>
      <text:p text:style-name="P5"/>
      <text:p text:style-name="P4">ACHIEVEMENTS</text:p>
      <text:p text:style-name="P4"/>
      <text:p text:style-name="P4">Intel Involved Volunteer</text:p>
      <text:p text:style-name="P14">RIGG LANFest and InfernaLAN volunteer staff.</text:p>
      <text:p text:style-name="P15">Portland State Formula SAE 2011</text:p>
      <text:p text:style-name="P9">Team member; ECU and Teleme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07T03:04:56</meta:creation-date>
    <dc:date>2012-09-06T15:45:43.82</dc:date>
    <meta:editing-cycles>30</meta:editing-cycles>
    <meta:editing-duration>PT3H57M3S</meta:editing-duration>
    <dc:creator>Joseph Woodruff</dc:creator>
    <meta:document-statistic meta:table-count="0" meta:image-count="0" meta:object-count="0" meta:page-count="1" meta:paragraph-count="39" meta:word-count="236" meta:character-count="1650"/>
    <meta:user-defined meta:name="Info 1"/>
    <meta:user-defined meta:name="Info 2"/>
    <meta:user-defined meta:name="Info 3"/>
    <meta:user-defined meta:name="Info 4"/>
  </office:meta>
</office:document-meta>
</file>